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0B10000000E63E9C9FB544DA291.png" manifest:media-type="image/png"/>
  <manifest:file-entry manifest:full-path="Pictures/10000A2B0000015E0000013356518C2982C42560.svg" manifest:media-type="image/svg+xml"/>
  <manifest:file-entry manifest:full-path="Pictures/100002010000000C00000009614D6BFAF4996AB4.png" manifest:media-type="image/png"/>
  <manifest:file-entry manifest:full-path="Pictures/100002010000000D0000000CD8E4B370D179F352.png" manifest:media-type="image/png"/>
  <manifest:file-entry manifest:full-path="Pictures/100006B000000136000000F01542727ED00F83D8.svg" manifest:media-type="image/svg+xml"/>
  <manifest:file-entry manifest:full-path="Pictures/100037B3000012450000017BEBC3E775521AB235.svg" manifest:media-type="image/svg+xml"/>
  <manifest:file-entry manifest:full-path="Pictures/10000D56000002680000017A04D5666645D252DB.svg" manifest:media-type="image/svg+xml"/>
  <manifest:file-entry manifest:full-path="Pictures/1000931000001DE90000044D7DB17ABD2E44438A.svg" manifest:media-type="image/svg+xml"/>
  <manifest:file-entry manifest:full-path="Pictures/10000201000000170000000E464CDA97FA681D36.png" manifest:media-type="image/png"/>
  <manifest:file-entry manifest:full-path="Pictures/10000201000001210000002A426603650973BF26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orphans="0" fo:widows="0"/>
      <style:text-properties fo:font-size="12pt" fo:language="en" fo:country="US" fo:font-weight="normal" officeooo:rsid="000f89dc" officeooo:paragraph-rsid="000f89dc" style:font-size-asian="12pt" style:language-asian="zh" style:country-asian="CN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language-asian="zh" style:country-asian="CN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.5pt" officeooo:rsid="000684ee" officeooo:paragraph-rsid="000684ee" style:font-size-asian="18.5pt" style:font-size-complex="18.5pt"/>
    </style:style>
    <style:style style:name="P4" style:family="paragraph" style:parent-style-name="Standard">
      <style:paragraph-properties fo:text-align="justify" style:justify-single-word="false"/>
      <style:text-properties officeooo:rsid="000c959f" officeooo:paragraph-rsid="000c959f"/>
    </style:style>
    <style:style style:name="P5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6" style:family="paragraph" style:parent-style-name="Standard" style:master-page-name="Standard">
      <style:paragraph-properties fo:text-align="justify" style:justify-single-word="false" style:page-number="auto"/>
    </style:style>
    <style:style style:name="P7" style:family="paragraph" style:parent-style-name="Standard">
      <style:paragraph-properties fo:text-align="justify" style:justify-single-word="false" fo:orphans="0" fo:widows="0"/>
      <style:text-properties fo:font-size="12pt" fo:language="en" fo:country="US" fo:font-weight="normal" officeooo:paragraph-rsid="000f89dc" style:font-size-asian="12pt" style:language-asian="zh" style:country-asian="CN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language-asian="zh" style:country-asian="CN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paragraph-rsid="00140732"/>
    </style:style>
    <style:style style:name="P10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paragraph-rsid="0014376f" style:font-size-asian="12pt" style:language-asian="zh" style:country-asian="CN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officeooo:paragraph-rsid="000b0ca0"/>
    </style:style>
    <style:style style:name="P12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officeooo:paragraph-rsid="000c5bba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684ee"/>
    </style:style>
    <style:style style:name="T2" style:family="text">
      <style:text-properties officeooo:rsid="0009c940"/>
    </style:style>
    <style:style style:name="T3" style:family="text">
      <style:text-properties officeooo:rsid="000f89dc"/>
    </style:style>
    <style:style style:name="T4" style:family="text"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T5" style:family="text">
      <style:text-properties fo:font-size="12pt" fo:language="en" fo:country="US" fo:font-weight="normal" officeooo:rsid="000c5bba" style:font-size-asian="12pt" style:language-asian="zh" style:country-asian="CN" style:font-weight-asian="normal" style:font-size-complex="12pt" style:font-weight-complex="normal"/>
    </style:style>
    <style:style style:name="T6" style:family="text">
      <style:text-properties fo:font-size="12pt" fo:language="en" fo:country="US" fo:font-weight="normal" officeooo:rsid="00140732" style:font-size-asian="12pt" style:language-asian="zh" style:country-asian="CN" style:font-weight-asian="normal" style:font-size-complex="12pt" style:font-weight-complex="normal"/>
    </style:style>
    <style:style style:name="T7" style:family="text">
      <style:text-properties officeooo:rsid="0016093a"/>
    </style:style>
    <style:style style:name="T8" style:family="text">
      <style:text-properties fo:font-size="10.5pt" fo:language="en" fo:country="US" fo:font-weight="bold" style:font-size-asian="10.5pt" style:language-asian="zh" style:country-asian="CN" style:font-weight-asian="bold" style:font-size-complex="10.5pt" style:font-weight-complex="bold"/>
    </style:style>
    <style:style style:name="T9" style:family="text">
      <style:text-properties fo:font-size="10.5pt" fo:language="en" fo:country="US" fo:font-weight="bold" officeooo:rsid="0016093a" style:font-size-asian="10.5pt" style:language-asian="zh" style:country-asian="CN" style:font-weight-asian="bold" style:font-size-complex="10.5pt" style:font-weight-complex="bold"/>
    </style:style>
    <style:style style:name="T10" style:family="text">
      <style:text-properties fo:font-size="10.5pt" fo:language="en" fo:country="US" fo:font-weight="bold" officeooo:rsid="000684ee" style:font-size-asian="10.5pt" style:language-asian="zh" style:country-asian="CN" style:font-weight-asian="bold" style:font-size-complex="10.5pt" style:font-weight-complex="bold"/>
    </style:style>
    <style:style style:name="T11" style:family="text">
      <style:text-properties style:use-window-font-color="true" style:font-name="Calibri" fo:font-size="10.5pt" fo:language="en" fo:country="US" fo:font-weight="bold" officeooo:rsid="0016093a" style:letter-kerning="true" style:font-name-asian="Segoe UI" style:font-size-asian="10.5pt" style:language-asian="zh" style:country-asian="CN" style:font-weight-asian="bold" style:font-name-complex="宋体" style:font-size-complex="10.5pt" style:language-complex="ar" style:country-complex="SA" style:font-weight-complex="bold"/>
    </style:style>
    <style:style style:name="T12" style:family="text">
      <style:text-properties style:use-window-font-color="true" style:font-name="Calibri" fo:font-size="10.5pt" fo:language="en" fo:country="US" fo:font-weight="bold" officeooo:rsid="00171e6e" style:letter-kerning="true" style:font-name-asian="Segoe UI" style:font-size-asian="10.5pt" style:language-asian="zh" style:country-asian="CN" style:font-weight-asian="bold" style:font-name-complex="宋体" style:font-size-complex="10.5pt" style:language-complex="ar" style:country-complex="SA" style:font-weight-complex="bold"/>
    </style:style>
    <style:style style:name="T13" style:family="text">
      <style:text-properties officeooo:rsid="00171e6e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1">2</text:span><text:span text:style-name="T12">048</text:span><text:span text:style-name="T8">MB,1S,</text:span><text:span text:style-name="T10">xxxll</text:span><text:span text:style-name="T8">.xxx</text:span></text:p>
      <text:p text:style-name="P3">查查查乐乐</text:p>
      <text:p text:style-name="P2"><text:bookmark text:name="_GoBack"/>问题描述</text:p>
      <text:p text:style-name="P5">查查查乐乐队tql！</text:p>
      <text:p text:style-name="P10">给你一个长度为<draw:g text:anchor-type="as-char" svg:y="-0.286cm" draw:z-index="2" draw:style-name="gr3"><svg:title>TexMaths</svg:title><svg:desc>12§display§N§svg§600§FALSE§</svg:desc><draw:frame draw:style-name="gr4" draw:text-style-name="P13" svg:width="0.371cm" svg:height="0.287cm" svg:x="0cm" svg:y="0cm"><draw:image xlink:href="Pictures/100006B000000136000000F01542727ED00F83D8.svg" xlink:type="simple" xlink:show="embed" xlink:actuate="onLoad" loext:mime-type="image/svg+xml"><text:p/></draw:image><draw:image xlink:href="Pictures/100002010000000C00000009614D6BFAF4996AB4.png" xlink:type="simple" xlink:show="embed" xlink:actuate="onLoad" loext:mime-type="image/png"/></draw:frame></draw:g>的序列<draw:g text:anchor-type="as-char" svg:y="-0.339cm" draw:z-index="4" draw:style-name="gr1"><svg:title>TexMaths</svg:title><svg:desc>12§display§\{A\}§svg§600§FALSE§</svg:desc><draw:frame draw:style-name="gr2" draw:text-style-name="P13" svg:width="0.74cm" svg:height="0.452cm" svg:x="0cm" svg:y="0cm"><draw:image xlink:href="Pictures/10000D56000002680000017A04D5666645D252DB.svg" xlink:type="simple" xlink:show="embed" xlink:actuate="onLoad" loext:mime-type="image/svg+xml"><text:p/></draw:image><draw:image xlink:href="Pictures/10000201000000170000000E464CDA97FA681D36.png" xlink:type="simple" xlink:show="embed" xlink:actuate="onLoad" loext:mime-type="image/png"/></draw:frame></draw:g><text:span text:style-name="T2">, 求</text:span></text:p>
      <text:p text:style-name="P11"><text:span text:style-name="T4"><draw:g text:anchor-type="as-char" svg:y="-0.741cm" draw:z-index="0" draw:style-name="gr3"><svg:title>TexMaths</svg:title><svg:desc>12§display§\displaystyle \sum_{1 \leqslant L \leqslant R \leqslant N}
({min \{A_L,A_{L+1},...,A_{R-1},A_R\} \times \sum_{i=L}^{R}{A_i}})
§svg§600§FALSE§</svg:desc><draw:frame draw:style-name="gr4" draw:text-style-name="P13" svg:width="9.187cm" svg:height="1.322cm" svg:x="0cm" svg:y="0cm"><draw:image xlink:href="Pictures/1000931000001DE90000044D7DB17ABD2E44438A.svg" xlink:type="simple" xlink:show="embed" xlink:actuate="onLoad" loext:mime-type="image/svg+xml"><text:p/></draw:image><draw:image xlink:href="Pictures/10000201000001210000002A426603650973BF26.png" xlink:type="simple" xlink:show="embed" xlink:actuate="onLoad" loext:mime-type="image/png"/></draw:frame></draw:g></text:span><text:bookmark text:name="OLE_LINK2"/></text:p>
      <text:p text:style-name="P2">输入描述</text:p>
      <text:p text:style-name="P5">第一行一个整数N</text:p>
      <text:p text:style-name="P11"><text:span text:style-name="T4">接下来一行N个用一个空格隔开的整数</text:span><text:span text:style-name="T4"><draw:g text:anchor-type="as-char" svg:y="-0.3cm" draw:z-index="1" draw:style-name="gr3"><svg:title>TexMaths</svg:title><svg:desc>12§display§A_i§svg§600§FALSE§</svg:desc><draw:frame draw:style-name="gr4" draw:text-style-name="P13" svg:width="0.421cm" svg:height="0.366cm" svg:x="0cm" svg:y="0cm"><draw:image xlink:href="Pictures/10000A2B0000015E0000013356518C2982C42560.svg" xlink:type="simple" xlink:show="embed" xlink:actuate="onLoad" loext:mime-type="image/svg+xml"><text:p/></draw:image><draw:image xlink:href="Pictures/100002010000000D0000000CD8E4B370D179F352.png" xlink:type="simple" xlink:show="embed" xlink:actuate="onLoad" loext:mime-type="image/png"/></draw:frame></draw:g></text:span><text:bookmark text:name="OLE_LINK4"/></text:p>
      <text:p text:style-name="P5"/>
      <text:p text:style-name="P2">输出描述</text:p>
      <text:p text:style-name="P12"><text:span text:style-name="T5">一行一个整数表示答案。</text:span><text:bookmark text:name="OLE_LINK6"/></text:p>
      <text:p text:style-name="P2">样例输入</text:p>
      <text:p text:style-name="P1">7</text:p>
      <text:p text:style-name="P7"><text:span text:style-name="T3">3 4 2 -1 5 7 6</text:span></text:p>
      <text:p text:style-name="P2">样例输出</text:p>
      <text:p text:style-name="P9"><text:span text:style-name="T6">226</text:span><text:bookmark text:name="OLE_LINK9"/></text:p>
      <text:p text:style-name="P2">数据范围及提示</text:p>
      <text:p text:style-name="P4"><draw:g text:anchor-type="as-char" svg:y="-0.369cm" draw:z-index="3" draw:style-name="gr3"><svg:title>TexMaths</svg:title><svg:desc>12§display§1 \leqslant N \leqslant 10^7; -10^ 9 \leqslant A_i \leqslant 10^9§svg§600§FALSE§</svg:desc><draw:frame draw:style-name="gr4" draw:text-style-name="P13" svg:width="5.612cm" svg:height="0.452cm" svg:x="0cm" svg:y="0cm"><draw:image xlink:href="Pictures/100037B3000012450000017BEBC3E775521AB235.svg" xlink:type="simple" xlink:show="embed" xlink:actuate="onLoad" loext:mime-type="image/svg+xml"><text:p/></draw:image><draw:image xlink:href="Pictures/10000201000000B10000000E63E9C9FB544DA291.png" xlink:type="simple" xlink:show="embed" xlink:actuate="onLoad" loext:mime-type="image/png"/></draw:frame></draw:g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Segoe UI" style:font-size-asian="10pt" style:language-asian="zh" style:country-asian="CN" style:font-name-complex="宋体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Calibri" fo:font-size="10.5pt" fo:language="en" fo:country="US" style:letter-kerning="false" style:font-name-asian="Segoe UI" style:font-size-asian="10pt" style:language-asian="zh" style:country-asian="CN" style:font-name-complex="宋体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" style:font-family-generic="roman" style:font-pitch="variable" fo:font-size="10.5pt" fo:language="en" fo:country="US" style:letter-kerning="true" style:font-name-asian="Segoe UI" style:font-family-asian="'Segoe UI'" style:font-family-generic-asian="system" style:font-pitch-asian="variable" style:font-size-asian="10.5pt" style:language-asian="zh" style:country-asian="CN" style:font-name-complex="宋体" style:font-family-complex="宋体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CJK SC Regular" style:font-family-complex="'Noto Sans CJK SC Regular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" style:font-family-complex="'Noto Sans CJK SC Regular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CJK SC Regular" style:font-family-complex="'Noto Sans CJK SC Regular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letter-kerning="false" style:font-size-asian="10pt" style:language-asian="zh" style:country-asian="CN" style:font-name-complex="Courier New1" style:font-family-complex="'Courier New'" style:font-family-generic-complex="system" style:font-pitch-complex="variable" style:font-size-complex="10pt" style:language-complex="ar" style:country-complex="non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4-10-29T12:08:00</meta:creation-date>
    <meta:initial-creator>admin</meta:initial-creator>
    <dc:language>zh-CN</dc:language>
    <dc:date>2020-01-04T23:18:44.976798535</dc:date>
    <meta:editing-cycles>14</meta:editing-cycles>
    <meta:editing-duration>PT26M2S</meta:editing-duration>
    <meta:generator>LibreOffice/6.3.3.2$Linux_X86_64 LibreOffice_project/a64200df03143b798afd1ec74a12ab50359878ed</meta:generator>
    <meta:document-statistic meta:table-count="0" meta:image-count="0" meta:object-count="0" meta:page-count="1" meta:paragraph-count="18" meta:word-count="98" meta:character-count="128" meta:non-whitespace-character-count="121"/>
    <meta:user-defined meta:name="DocSecurity" meta:value-type="float">0</meta:user-defined>
    <meta:user-defined meta:name="KSOProductBuildVer">2052-10.1.0.740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